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" style:family="paragraph" style:parent-style-name="Preformatted_20_Text">
      <style:paragraph-properties fo:break-before="page"/>
      <style:text-properties officeooo:rsid="0017c2a9" officeooo:paragraph-rsid="0017c2a9"/>
    </style:style>
    <style:style style:name="P3" style:family="paragraph" style:parent-style-name="Text_20_body">
      <style:text-properties officeooo:rsid="0017c2a9" officeooo:paragraph-rsid="0017c2a9"/>
    </style:style>
    <style:style style:name="P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1c1ea8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1da640"/>
    </style:style>
    <style:style style:name="P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1f215b"/>
    </style:style>
    <style:style style:name="P7" style:family="paragraph" style:parent-style-name="Standard">
      <style:text-properties officeooo:rsid="00152684" officeooo:paragraph-rsid="00152684"/>
    </style:style>
    <style:style style:name="P8" style:family="paragraph" style:parent-style-name="Text_20_body">
      <style:text-properties officeooo:rsid="00152684" officeooo:paragraph-rsid="00152684"/>
    </style:style>
    <style:style style:name="P9" style:family="paragraph" style:parent-style-name="Standard">
      <style:text-properties officeooo:rsid="00216971" officeooo:paragraph-rsid="00216971"/>
    </style:style>
    <style:style style:name="P10" style:family="paragraph" style:parent-style-name="Text_20_body">
      <style:text-properties officeooo:paragraph-rsid="001635a9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ext_20_body">
      <style:text-properties officeooo:paragraph-rsid="0019a785"/>
    </style:style>
    <style:style style:name="P13" style:family="paragraph" style:parent-style-name="Text_20_body">
      <style:text-properties officeooo:rsid="001a63c0" officeooo:paragraph-rsid="001a63c0"/>
    </style:style>
    <style:style style:name="P14" style:family="paragraph" style:parent-style-name="Text_20_body">
      <style:text-properties officeooo:rsid="001f215b" officeooo:paragraph-rsid="001f215b"/>
    </style:style>
    <style:style style:name="P1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2858b5"/>
    </style:style>
    <style:style style:name="P16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7" style:family="paragraph" style:parent-style-name="Preformatted_20_Text">
      <style:text-properties officeooo:rsid="00294413" officeooo:paragraph-rsid="00294413"/>
    </style:style>
    <style:style style:name="P18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2d2309"/>
    </style:style>
    <style:style style:name="P19" style:family="paragraph" style:parent-style-name="Preformatted_20_Text">
      <style:paragraph-properties fo:margin-top="0in" fo:margin-bottom="0.1965in" style:contextual-spacing="false" style:writing-mode="lr-tb"/>
    </style:style>
    <style:style style:name="P20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1f215b"/>
    </style:style>
    <style:style style:name="P21" style:family="paragraph" style:parent-style-name="Text_20_body" style:list-style-name="L1"/>
    <style:style style:name="P22" style:family="paragraph" style:parent-style-name="Text_20_body">
      <style:paragraph-properties fo:break-before="page"/>
      <style:text-properties officeooo:rsid="00294413" officeooo:paragraph-rsid="00294413"/>
    </style:style>
    <style:style style:name="P23" style:family="paragraph" style:parent-style-name="Text_20_body">
      <style:text-properties officeooo:rsid="00294413" officeooo:paragraph-rsid="00294413"/>
    </style:style>
    <style:style style:name="P24" style:family="paragraph" style:parent-style-name="Text_20_body">
      <style:text-properties officeooo:rsid="00294413" officeooo:paragraph-rsid="00298a27"/>
    </style:style>
    <style:style style:name="P25" style:family="paragraph" style:parent-style-name="Text_20_body">
      <style:text-properties officeooo:rsid="00294413" officeooo:paragraph-rsid="00322d01"/>
    </style:style>
    <style:style style:name="P26" style:family="paragraph" style:parent-style-name="Text_20_body">
      <style:text-properties officeooo:paragraph-rsid="00294413"/>
    </style:style>
    <style:style style:name="P27" style:family="paragraph" style:parent-style-name="Text_20_body">
      <style:text-properties officeooo:paragraph-rsid="00298a27"/>
    </style:style>
    <style:style style:name="T1" style:family="text">
      <style:text-properties officeooo:rsid="001635a9"/>
    </style:style>
    <style:style style:name="T2" style:family="text">
      <style:text-properties officeooo:rsid="001f215b"/>
    </style:style>
    <style:style style:name="T3" style:family="text">
      <style:text-properties officeooo:rsid="002858b5"/>
    </style:style>
    <style:style style:name="T4" style:family="text">
      <style:text-properties officeooo:rsid="00294413"/>
    </style:style>
    <style:style style:name="T5" style:family="text">
      <style:text-properties officeooo:rsid="00298a27"/>
    </style:style>
    <style:style style:name="T6" style:family="text">
      <style:text-properties officeooo:rsid="002abe42"/>
    </style:style>
    <style:style style:name="T7" style:family="text">
      <style:text-properties officeooo:rsid="0030d04e"/>
    </style:style>
    <style:style style:name="T8" style:family="text">
      <style:text-properties officeooo:rsid="00322d0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o clone freeBSD repos (src, ports, doc)</text:p>
      <text:p text:style-name="P7">mkdir -p /home/python/Documents/freebsd</text:p>
      <text:p text:style-name="P7">git clone https://git.freebsd.org/src.git /home/python/Documents/freebsd/src </text:p>
      <text:p text:style-name="P7">git clone https://git.freebsd.org/ports.git /home/python/Documents/freebsd/ports</text:p>
      <text:p text:style-name="P7">git clone https://git.freebsd.org/doc.git /home/python/Documents/freebsd/doc</text:p>
      <text:p text:style-name="P7"/>
      <text:p text:style-name="P9">release.conf</text:p>
      <text:p text:style-name="P7">NOGIT=1</text:p>
      <text:p text:style-name="P7">GITROOT=""</text:p>
      <text:p text:style-name="P7">GITSRC="/home/python/Documents/freebsd/src/.git"</text:p>
      <text:p text:style-name="P7">GITPORTS="/home/python/Documents/freebsd/ports/.git"</text:p>
      <text:p text:style-name="P7">GITDOC="/home/python/Documents/freebsd/doc/.git"</text:p>
      <text:p text:style-name="P7"><text:tab/>SRCBRANCH="main"</text:p>
      <text:p text:style-name="P7"><text:tab/>PORTBRANCH="main"</text:p>
      <text:p text:style-name="P7"/>
      <text:p text:style-name="P7">“””</text:p>
      <text:p text:style-name="P7">/home/python/Documents/freebsd</text:p>
      <text:p text:style-name="P7">├── src <text:s text:c="5"/># The FreeBSD source code repository</text:p>
      <text:p text:style-name="P7">├── ports <text:s text:c="3"/># The FreeBSD ports tree</text:p>
      <text:p text:style-name="P7">└── doc <text:s text:c="5"/># The FreeBSD documentation</text:p>
      <text:p text:style-name="P7"/>
      <text:p text:style-name="P7">“””</text:p>
      <text:p text:style-name="P7"/>
      <text:p text:style-name="P8">If you want to ensure that you have all branches and tags available locally, you can navigate into each directory and list them using <text:span text:style-name="Source_20_Text">git branch -a</text:span> and <text:span text:style-name="Source_20_Text">git tag</text:span>.</text:p>
      <text:list text:style-name="L1">
        <text:list-item>
          <text:p text:style-name="P21">You can update these repositories periodically by running <text:span text:style-name="Source_20_Text">git pull</text:span> inside each directory to fetch and integrate changes from the upstream repositories.</text:p>
        </text:list-item>
      </text:list>
      <text:p text:style-name="Text_20_body"/>
      <text:p text:style-name="Text_20_body"># Change to the src directory and check out the stable/14 branch</text:p>
      <text:p text:style-name="Text_20_body">cd /home/python/Documents/freebsd/src</text:p>
      <text:p text:style-name="P12">git checkout release/14.1.0</text:p>
      <text:p text:style-name="Text_20_body">git switch -c my-customizations</text:p>
      <text:p text:style-name="Text_20_body"/>
      <text:p text:style-name="P10"># <text:s/>Change to the <text:span text:style-name="T1">ports</text:span> directory and check out the appropriate branch</text:p>
      <text:p text:style-name="Text_20_body">cd /home/python/Documents/freebsd/ports</text:p>
      <text:p text:style-name="Text_20_body">git checkout release/14.1.0</text:p>
      <text:p text:style-name="Text_20_body">git switch -c <text:span text:style-name="T7">fireBSD_0.0</text:span></text:p>
      <text:p text:style-name="Text_20_body"/>
      <text:p text:style-name="Text_20_body"># Change to the doc directory and check out the appropriate branch</text:p>
      <text:p text:style-name="Text_20_body"><text:soft-page-break/>cd /home/python/Documents/freebsd/doc</text:p>
      <text:p text:style-name="Text_20_body">git checkout release/14.1.0</text:p>
      <text:p text:style-name="Text_20_body">git switch -c my-doc-branch</text:p>
      <text:p text:style-name="Text_20_body"/>
      <text:p text:style-name="Text_20_body"/>
      <text:h text:style-name="Heading_20_3" text:outline-level="3">Updating Branches to the 14.1 Tag</text:h>
      <text:p text:style-name="Text_20_body"/>
      <text:p text:style-name="Text_20_body">update your custom branches (<text:span text:style-name="Source_20_Text">my-customizations</text:span>, <text:span text:style-name="Source_20_Text">my-doc-branch</text:span>, <text:span text:style-name="Source_20_Text">my-ports-branch</text:span>) to the 14.1 release tag</text:p>
      <text:p text:style-name="Text_20_body"/>
      <text:p text:style-name="Text_20_body"/>
      <text:p text:style-name="Text_20_body">cd /home/python/Documents/freebsd/src</text:p>
      <text:p text:style-name="Text_20_body">git checkout my-customizations</text:p>
      <text:p text:style-name="Text_20_body">git fetch origin</text:p>
      <text:p text:style-name="Text_20_body">git checkout -b temp-branch release/14.1.0 </text:p>
      <text:p text:style-name="Text_20_body">git checkout my-customizations</text:p>
      <text:p text:style-name="Text_20_body">git merge temp-branch</text:p>
      <text:p text:style-name="Text_20_body"/>
      <text:p text:style-name="Text_20_body">cd /home/python/Documents/freebsd/doc</text:p>
      <text:p text:style-name="Text_20_body">git checkout my-doc-branch</text:p>
      <text:p text:style-name="Text_20_body">git fetch origin</text:p>
      <text:p text:style-name="Text_20_body">git merge origin/release/14.1.0</text:p>
      <text:p text:style-name="Text_20_body"/>
      <text:p text:style-name="Text_20_body">cd /home/python/Documents/freebsd/ports</text:p>
      <text:p text:style-name="Text_20_body">git checkout my-ports-branch</text:p>
      <text:p text:style-name="Text_20_body">git fetch origin</text:p>
      <text:p text:style-name="Text_20_body">git merge origin/release/14.1.0</text:p>
      <text:p text:style-name="Text_20_body"/>
      <text:p text:style-name="P2"><text:span text:style-name="Source_20_Text">mkdir -p /scratch</text:span></text:p>
      <text:p text:style-name="P13">for release.conf</text:p>
      <text:p text:style-name="P3"/>
      <text:p text:style-name="P3">Building</text:p>
      <text:p text:style-name="Text_20_body">cd /home/python/Documents/freebsd/src/release</text:p>
      <text:p text:style-name="Text_20_body">sudo chmod 755 /scratch</text:p>
      <text:p text:style-name="Text_20_body">sh release.sh -c release.conf</text:p>
      <text:p text:style-name="Text_20_body"/>
      <text:p text:style-name="P14">to cleanup</text:p>
      <text:p text:style-name="P14">chflags -R noschg /scratch/*</text:p>
      <text:p text:style-name="Text_20_body">rm -rf /scratch/*</text:p>
      <text:p text:style-name="Text_20_body">ls /scratch/R/release/amd64/cdrom/</text:p>
      <text:p text:style-name="Text_20_body"/>
      <text:p text:style-name="P1"><text:span text:style-name="Source_20_Text">qemu-system-x86_64 -m 16G -cdrom /home/python/Downloads/FreeBSD-14.1-RELEASE-amd64-dvd1.iso -boot d</text:span></text:p>
      <text:p text:style-name="Text_20_body">release-install --- </text:p>
      <text:p text:style-name="Text_20_body">mkdir -p /R </text:p>
      <text:p text:style-name="Text_20_body">cp -a ftp /R/ </text:p>
      <text:p text:style-name="Text_20_body">cp -p disc1.iso /R/FreeBSD-15.0-CURRENT-amd64-disc1.iso </text:p>
      <text:p text:style-name="Text_20_body">cp -p bootonly.iso /R/FreeBSD-15.0-CURRENT-amd64-bootonly.iso </text:p>
      <text:p text:style-name="Text_20_body">cp -p memstick.img /R/FreeBSD-15.0-CURRENT-amd64-memstick.img </text:p>
      <text:p text:style-name="Text_20_body">cp -p mini-memstick.img /R/FreeBSD-15.0-CURRENT-amd64-mini-memstick.img </text:p>
      <text:p text:style-name="Text_20_body">( cd /R &amp;&amp; sha512 FreeBSD-15.0-CURRENT-amd64* &gt; /R/CHECKSUM.SHA512 ) </text:p>
      <text:p text:style-name="Text_20_body">( cd /R &amp;&amp; sha256 FreeBSD-15.0-CURRENT-amd64* &gt; /R/CHECKSUM.SHA256 ) </text:p>
      <text:p text:style-name="Text_20_body"/>
      <text:p text:style-name="P4"><text:span text:style-name="Source_20_Text">qemu-system-x86_64 -m 16G -cdrom /home/python/Documents/freebsd/src/release/R/FreeBSD-15.0-CURRENT-amd64-disc1.iso -boot d</text:span></text:p>
      <text:p text:style-name="P4"><text:span text:style-name="Source_20_Text"/></text:p>
      <text:p text:style-name="P4"><text:span text:style-name="Source_20_Text">qemu-system-x86_64 -m 16G -cdrom FreeBSD-14.1-RELEASE-amd64-dvd1.iso -boot d </text:span></text:p>
      <text:p text:style-name="P4"><text:span text:style-name="Source_20_Text">qemu-img create -f qcow2 freebsd-14.1-disk.qcow2 64G</text:span></text:p>
      <text:p text:style-name="P4"><text:soft-page-break/></text:p>
      <text:p text:style-name="P4"/>
      <text:p text:style-name="P4"><text:span text:style-name="Source_20_Text">qemu-system-x86_64 -m 16G -cdrom FreeBSD-14.1-RELEASE-amd64-dvd1.iso -boot d \</text:span></text:p>
      <text:p text:style-name="P4"><text:span text:style-name="Source_20_Text"><text:s text:c="2"/>-drive file=freebsd-14.1-disk.qcow2,format=qcow2</text:span></text:p>
      <text:p text:style-name="P15"><text:span text:style-name="Source_20_Text">qemu-img create -f qcow2 freebsd-</text:span><text:span text:style-name="Source_20_Text"><text:span text:style-name="T3">15</text:span></text:span><text:span text:style-name="Source_20_Text">-disk.qcow2 64G</text:span></text:p>
      <text:p text:style-name="P5"><text:span text:style-name="Source_20_Text">qemu-system-x86_64 -m 16G -cdrom FreeBSD-15.0-CURRENT-amd64-disc1.iso -boot d \</text:span></text:p>
      <text:p text:style-name="P5"><text:span text:style-name="Source_20_Text"><text:s text:c="2"/>-drive file=freebsd-15-disk.qcow2,format=qcow2</text:span></text:p>
      <text:p text:style-name="P5"><text:span text:style-name="Source_20_Text"/></text:p>
      <text:p text:style-name="P6"><text:span text:style-name="Source_20_Text"><text:span text:style-name="T2">make /etc/rc.d/firstboot</text:span>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>git submodule add &lt;repository-url&gt; ports</text:span></text:p>
      <text:p text:style-name="P11"/>
      <text:p text:style-name="Text_20_body"/>
      <text:p text:style-name="Text_20_body">git fetch origin</text:p>
      <text:p text:style-name="Text_20_body">git reset --hard origin/main</text:p>
      <text:p text:style-name="P22">Oops I fucked up and want to start over:</text:p>
      <text:p text:style-name="P23">cd /home/python/Documents/freebsd/src &amp;&amp; <text:s/>git reset --hard HEAD &amp;&amp; git clean -fd</text:p>
      <text:p text:style-name="P23">cd /home/python/Documents/freebsd/doc &amp;&amp; git reset --hard HEAD &amp;&amp; git clean -fd</text:p>
      <text:p text:style-name="P23">cd /home/python/Documents/freebsd/ports &amp;&amp; git reset --hard HEAD &amp;&amp; git clean -fd</text:p>
      <text:p text:style-name="P23"/>
      <text:p text:style-name="P23">cd /home/python/Documents/freebsd/src &amp;&amp; git checkout -b fireBSD_0.0</text:p>
      <text:p text:style-name="P23">cd /home/python/Documents/freebsd/doc &amp;&amp; git checkout -b fireBSD_0.0</text:p>
      <text:p text:style-name="P23">cd /home/python/Documents/freebsd/ports &amp;&amp; git checkout -b fireBSD_0.0</text:p>
      <text:p text:style-name="P23"/>
      <text:p text:style-name="P23"># Stage your changes</text:p>
      <text:p text:style-name="P25">git add . &amp;&amp; git commit -m "Describe your changes here"</text:p>
      <text:p text:style-name="P25"/>
      <text:p text:style-name="P23">cd /home/python/Documents/freebsd/src git checkout -b fireBSD_0.0.1</text:p>
      <text:p text:style-name="P23"/>
      <text:p text:style-name="P23"># Marking specific points in your commit history</text:p>
      <text:p text:style-name="P17"><text:span text:style-name="Source_20_Text">git tag -a v0.</text:span><text:span text:style-name="Source_20_Text"><text:span text:style-name="T6">0</text:span></text:span><text:span text:style-name="Source_20_Text"> -m "dev version 0 – </text:span><text:span text:style-name="Source_20_Text"><text:span text:style-name="T6">freebsd head</text:span></text:span><text:span text:style-name="Source_20_Text">"</text:span></text:p>
      <text:p text:style-name="P26"><text:span text:style-name="T4"><text:tab/></text:span>git checkout v0.<text:span text:style-name="T6">0</text:span></text:p>
      <text:p text:style-name="P23"/>
      <text:p text:style-name="P23"># Switch to another branch</text:p>
      <text:p text:style-name="P23">git checkout main</text:p>
      <text:p text:style-name="P23"># Switch back to your custom branch</text:p>
      <text:p text:style-name="P23">git checkout fireBSD_0.0</text:p>
      <text:p text:style-name="P23"/>
      <text:p text:style-name="P23"/>
      <text:p text:style-name="P23">Before removing the <text:span text:style-name="Source_20_Text">/scratch</text:span> directory, you must unmount any mounted filesystems.</text:p>
      <text:p text:style-name="Preformatted_20_Text">sh</text:p>
      <text:p text:style-name="Preformatted_20_Text">Copy code</text:p>
      <text:p text:style-name="P16"><text:span text:style-name="Source_20_Text">umount /scratch/usr/ports</text:span></text:p>
      <text:p text:style-name="P19"><text:span text:style-name="Source_20_Text">umount /scratch/usr</text:span></text:p>
      <text:p text:style-name="P23"/>
      <text:p text:style-name="P27"><text:span text:style-name="T2">chflags -R noschg /scratch/* </text:span><text:span text:style-name="T5">&amp;&amp; </text:span><text:span text:style-name="T4">rm -rf /scratch/* </text:span><text:span text:style-name="T5">&amp;&amp; </text:span>mkdir -p /scratch <text:span text:style-name="T5">&amp;&amp; <text:s/>chmod -R 755 /scratch</text:span></text:p>
      <text:p text:style-name="P24"><text:soft-page-break/><text:span text:style-name="T6">cd /home/python/Documents/freebsd/src/release <text:s/>&amp;&amp; </text:span>sh release.sh </text:p>
      <text:p text:style-name="P24"/>
      <text:p text:style-name="P18"><text:span text:style-name="Source_20_Text">qemu-img create -f qcow2 freebsd-</text:span><text:span text:style-name="Source_20_Text"><text:span text:style-name="T3">15</text:span></text:span><text:span text:style-name="Source_20_Text">-disk.qcow2 64G</text:span></text:p>
      <text:p text:style-name="P18"><text:span text:style-name="Source_20_Text">qemu-system-x86_64 -m 16G -cdrom FreeBSD-15.0-CURRENT-amd64-disc1.iso -boot d \</text:span></text:p>
      <text:p text:style-name="P18"><text:span text:style-name="Source_20_Text"><text:s text:c="2"/>-drive file=freebsd-15-disk.qcow2,format=qcow2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Noto Sans" style:font-family-complex="'Noto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20:45:10.328300486</meta:creation-date>
    <dc:date>2024-08-01T00:54:03.479760746</dc:date>
    <meta:editing-duration>PT19H51M9S</meta:editing-duration>
    <meta:editing-cycles>17</meta:editing-cycles>
    <meta:generator>LibreOffice/24.2.4.2$FreeBSD_X86_64 LibreOffice_project/420$Build-2</meta:generator>
    <meta:document-statistic meta:table-count="0" meta:image-count="0" meta:object-count="0" meta:page-count="7" meta:paragraph-count="108" meta:word-count="549" meta:character-count="4756" meta:non-whitespace-character-count="4279"/>
  </office:meta>
</office:document-meta>
</file>